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font-size-asian="32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size-asian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0000"/>
    </style:style>
    <style:style style:name="T5" style:family="text">
      <style:text-properties fo:color="#00ff00"/>
    </style:style>
    <style:style style:name="T6" style:family="text">
      <style:text-properties fo:color="#0000ff"/>
    </style:style>
    <style:style style:name="T7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646cm" svg:x="1.4cm" svg:y="8.267cm" presentation:class="title" presentation:user-transformed="true">
          <draw:text-box>
            <text:p><text:span text:style-name="T1">i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テーマ　：　inode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><text:span text:style-name="T2">大事（そう）なところだけ抜粋します</text:span></text:p>
            <text:p><text:span text:style-name="T2"/></text:p>
            <text:p><text:span text:style-name="T2"/></text:p>
            <text:p><text:span text:style-name="T2">※</text:span><text:span text:style-name="T2">　意見には個人差があります</text:span></text:p>
            <text:p><text:span text:style-name="T2"/></text:p>
            <text:p><text:span text:style-name="T2">※</text:span><text:span text:style-name="T2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4.<text:tab/>inode の取得・解放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[]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ode をメモリ上で管理している構造体配列</text:p>
              </text:list-item>
              <text:list-item>
                <text:p>要素数は 100 (NINODE)</text:p>
                <text:list>
                  <text:list-item>
                    <text:p>最近参照した 100 個が保持さ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ge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を取得する</text:p>
                <text:list>
                  <text:list-item>
                    <text:p>引数 1 : デバイス番号</text:p>
                  </text:list-item>
                  <text:list-item>
                    <text:p>引数 2 : inode 番号</text:p>
                  </text:list-item>
                </text:list>
              </text:list-item>
              <text:list-item>
                <text:p>ロックされてたらスリープして待つ</text:p>
              </text:list-item>
              <text:list-item>
                <text:p>IMOUNT なら mount[] を取得して<text:line-break/>対応デバイスルートの inode[] エントリを返す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ut(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upda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5.<text:tab/>inode からストレージ領域への<text:line-break/>マッピング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map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run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6.<text:tab/>ブロックデバイスの<text:line-break/>ブロック割り当て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f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block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7.<text:tab/>パス名から inode への変換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ディレクトリの内容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amei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8.<text:tab/>初期化と同期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ini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at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8.<text:tab/>まとめ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EO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6" draw:layer="layout" svg:width="6cm" svg:height="4.6cm" svg:x="21cm" svg:y="9.4cm">
          <text:p text:style-name="P5"><text:span text:style-name="T3">1 </text:span><text:span text:style-name="T3">プロセスにつき</text:span><text:span text:style-name="T3"><text:line-break/></text:span><text:span text:style-name="T3">それぞれ </text:span><text:span text:style-name="T3">1 </text:span><text:span text:style-name="T3">つずつ</text:span></text:p>
          <text:p text:style-name="P5"><text:span text:style-name="T3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5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8cm" svg:height="1.8cm" svg:x="3cm" svg:y="7.5cm">
          <text:p text:style-name="P5">U<text:span text:style-name="T4">I</text:span>S<text:span text:style-name="T5">D</text:span> (0177600) : P<text:span text:style-name="T5">D</text:span>R[0] – [7] <text:span text:style-name="T4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8cm" svg:height="1.8cm" svg:x="3cm" svg:y="10.9cm">
          <text:p text:style-name="P5">(U<text:span text:style-name="T6">D</text:span>S<text:span text:style-name="T5">D</text:span>) (0177620) : P<text:span text:style-name="T5">D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8cm" svg:height="1.8cm" svg:x="3cm" svg:y="14.3cm">
          <text:p text:style-name="P5">U<text:span text:style-name="T4">I</text:span>S<text:span text:style-name="T7">A</text:span> (0177640) : P<text:span text:style-name="T7">A</text:span>R[0] – [7] <text:span text:style-name="T4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8cm" svg:height="1.8cm" svg:x="3cm" svg:y="17.7cm">
          <text:p text:style-name="P5">U<text:span text:style-name="T6">D</text:span>S<text:span text:style-name="T7">A</text:span> (0177660) : P<text:span text:style-name="T7">A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934cm" svg:x="2.6cm" svg:y="6.066cm">
          <draw:text-box>
            <text:p text:style-name="P5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10-08T22:13:57</dc:date>
    <dc:creator>kei </dc:creator>
    <meta:editing-duration>PT16H25M45S</meta:editing-duration>
    <meta:editing-cycles>186</meta:editing-cycles>
    <meta:document-statistic meta:object-count="137"/>
  </office:meta>
</office:document-meta>
</file>